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6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style:font-name="Segoe UI Semibold" fo:font-size="28pt" style:font-size-asian="28pt" style:font-size-complex="2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Segoe UI Semibold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2cm" svg:x="1.524cm" svg:y="0.762cm">
          <draw:text-box>
            <text:p text:style-name="P1"><text:span text:style-name="T1">Old Testament</text:span></text:p>
            <text:p text:style-name="P1"><text:span text:style-name="T2">Isaiah 9:1–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892cm" svg:height="8.879cm" svg:x="1.524cm" svg:y="0.762cm">
          <draw:text-box>
            <text:p text:style-name="P4"><text:span text:style-name="T3">1</text:span><text:span text:style-name="T4"> But there will be no gloom for her who was in anguish. In the former time he brought into contempt the land of Zebulun and the land of Naphtali, </text:span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4.892cm" svg:height="4.76cm" svg:x="1.524cm" svg:y="0.762cm">
          <draw:text-box>
            <text:p text:style-name="P4"><text:span text:style-name="T4">but in the latter time he has made glorious the way of the sea, the land beyond the Jordan, Galilee of the nation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2" draw:layer="layout" svg:width="24.892cm" svg:height="6.263cm" svg:x="1.524cm" svg:y="0.762cm">
          <draw:text-box>
            <text:p text:style-name="P4"><text:span text:style-name="T3">2</text:span><text:span text:style-name="T4"> The people who walked in darkness</text:span></text:p>
            <text:p><text:span text:style-name="T4">have seen a great light;</text:span></text:p>
            <text:p><text:span text:style-name="T4">those who dwelt in a land of deep darkness,</text:span></text:p>
            <text:p><text:span text:style-name="T4">on them has light shin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2" draw:layer="layout" svg:width="24.892cm" svg:height="7.766cm" svg:x="1.524cm" svg:y="0.508cm">
          <draw:text-box>
            <text:p><text:span text:style-name="T3">3</text:span><text:span text:style-name="T4">You have multiplied the nation;</text:span></text:p>
            <text:p><text:span text:style-name="T4">you have increased its joy;</text:span></text:p>
            <text:p><text:span text:style-name="T4">they rejoice before you</text:span></text:p>
            <text:p><text:span text:style-name="T4">as with joy at the harvest,</text:span></text:p>
            <text:p><text:span text:style-name="T4">as they are glad when they divide the spoi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7" draw:layer="layout" svg:width="24.892cm" svg:height="6.604cm" svg:x="1.524cm" svg:y="0.762cm">
          <draw:text-box>
            <text:p><text:span text:style-name="T3">4</text:span><text:span text:style-name="T4">For the yoke of his burden,</text:span></text:p>
            <text:p><text:span text:style-name="T4">and the staff for his shoulder,</text:span></text:p>
            <text:p><text:span text:style-name="T4">the rod of his oppressor,</text:span></text:p>
            <text:p><text:span text:style-name="T4">you have broken as on the day of Midia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9T16:13:36.421000000</meta:creation-date>
    <dc:date>2017-01-20T21:35:34.336000000</dc:date>
    <meta:editing-duration>PT10M58S</meta:editing-duration>
    <meta:editing-cycles>4</meta:editing-cycles>
    <meta:generator>LibreOffice/5.2.4.2$Windows_X86_64 LibreOffice_project/3d5603e1122f0f102b62521720ab13a38a4e0eb0</meta:generator>
    <meta:document-statistic meta:object-count="39"/>
  </office:meta>
</office:document-meta>
</file>